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171b6"/>
    </style:style>
    <style:style style:name="P2" style:family="paragraph" style:parent-style-name="Heading_20_3">
      <style:text-properties officeooo:rsid="000171b6"/>
    </style:style>
    <style:style style:name="P3" style:family="paragraph" style:parent-style-name="Text_20_body">
      <style:text-properties officeooo:rsid="000171b6" officeooo:paragraph-rsid="000171b6"/>
    </style:style>
    <style:style style:name="T1" style:family="text">
      <style:text-properties officeooo:rsid="000171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layout-2</text:p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15:52.887033128</meta:creation-date>
    <dc:date>2022-06-28T19:29:22.198004655</dc:date>
    <meta:editing-duration>PT9H37M27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7.3.4.2$Linux_X86_64 LibreOffice_project/30$Build-2</meta:generator>
  </office:meta>
</office:document-meta>
</file>